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18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3.006cm"/>
    </style:style>
    <style:style style:name="co10" style:family="table-column">
      <style:table-column-properties fo:break-before="auto" style:column-width="2.655cm"/>
    </style:style>
    <style:style style:name="co11" style:family="table-column">
      <style:table-column-properties fo:break-before="auto" style:column-width="2.78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order-bottom="0.002cm solid #000000" fo:background-color="#ccccff" fo:border-left="none" fo:border-right="0.002cm solid #000000" fo:border-top="none"/>
    </style:style>
    <style:style style:name="ce16" style:family="table-cell" style:parent-style-name="Default">
      <style:table-cell-properties fo:border-bottom="none" fo:background-color="#ccccff" fo:border-left="none" fo:border-right="0.002cm solid #000000" fo:border-top="none"/>
    </style:style>
    <style:style style:name="ce17" style:family="table-cell" style:parent-style-name="Default">
      <style:table-cell-properties fo:border-bottom="none" fo:background-color="#ccccff" fo:border-left="none" fo:border-right="0.002cm solid #000000" fo:border-top="none"/>
      <style:text-properties fo:font-style="italic" fo:font-weight="normal"/>
    </style:style>
    <style:style style:name="ce18" style:family="table-cell" style:parent-style-name="Default">
      <style:table-cell-properties fo:border-bottom="none" fo:background-color="#ccccff" fo:border-left="none" fo:border-right="0.002cm solid #000000" fo:border-top="none"/>
      <style:text-properties fo:font-style="italic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</office:automatic-styles>
  <office:body>
    <office:spreadsheet>
      <table:table table:name="Techniques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Str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Guaranteed critical strike, auto-kill if low healt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*</text:p>
          </table:table-cell>
          <table:table-cell office:value-type="string">
            <text:p>Sunder Armo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Berserk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246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7" office:value-type="string">
            <text:p>Repuls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30">
            <text:p>30</text:p>
          </table:table-cell>
          <table:table-cell table:style-name="ce11" office:value-type="float" office:value="10">
            <text:p>10</text:p>
          </table:table-cell>
          <table:table-cell table:style-name="ce14" office:value-type="string">
            <text:p>Crouch down and let ennemis pile up on your shield and then stand up to repel them away.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Shield Ba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a shield strike, stunning 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2" office:value-type="string">
            <text:p>*</text:p>
          </table:table-cell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4"/>
          <table:table-cell table:style-name="Default" table:number-columns-repeated="6"/>
          <table:table-cell/>
          <table:table-cell table:style-name="Default"/>
          <table:table-cell/>
          <table:table-cell table:style-name="ce13" table:number-columns-repeated="246"/>
        </table:table-row>
        <table:table-row table:style-name="ro1" table:number-rows-repeated="5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247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ual wield</text:p>
          </table:table-cell>
          <table:table-cell table:style-name="ce7" office:value-type="string">
            <text:p>Dual Weapon training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4">
            <text:p>14</text:p>
          </table:table-cell>
          <table:table-cell table:style-name="ce14"/>
          <table:table-cell table:style-name="ce11"/>
          <table:table-cell table:style-name="ce14" office:value-type="string">
            <text:p>Reduces damage penality of the offhand weapon</text:p>
          </table:table-cell>
          <table:table-cell table:style-name="ce14" table:number-columns-repeated="246"/>
        </table:table-row>
        <table:table-row table:style-name="ro1">
          <table:table-cell table:style-name="ce2" office:value-type="string">
            <text:p>(dex based)</text:p>
          </table:table-cell>
          <table:table-cell office:value-type="string">
            <text:p>Dual Weapon defens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Learns to block incomming blows with your weapons, increasing defense rating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Lashes out with your weapons; three times eac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Spin around hitting all targets with both weapon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Greatly increases attack speed but drains stamina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Attacks the frontal arc with both weapon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ttacks target with offhand first; if it hits; attack with the main hand and stun target</text:p>
          </table:table-cell>
          <table:table-cell table:number-columns-repeated="246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Archery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4"/>
          <table:table-cell table:style-name="ce12"/>
          <table:table-cell table:style-name="ce13" table:number-columns-repeated="247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Antimagic</text:p>
          </table:table-cell>
          <table:table-cell table:style-name="ce7" office:value-type="string">
            <text:p>Antimagic Shell</text:p>
          </table:table-cell>
          <table:table-cell table:style-name="ce11"/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</table:table-row>
        <table:table-row table:style-name="ro1">
          <table:table-cell table:style-name="ce2"/>
          <table:table-cell office:value-type="string">
            <text:p>Antimagic Field</text:p>
          </table:table-cell>
          <table:table-cell/>
          <table:table-cell office:value-type="string">
            <text:p>Passive</text:p>
          </table:table-cell>
          <table:table-cell table:number-columns-repeated="252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Barehanded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Combat Training</text:p>
          </table:table-cell>
          <table:table-cell table:style-name="ce7" office:value-type="string">
            <text:p>Heavy Armo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8">
            <text:p>18</text:p>
          </table:table-cell>
          <table:table-cell table:style-name="ce14"/>
          <table:table-cell table:style-name="ce11"/>
          <table:table-cell table:style-name="ce14" office:value-type="string">
            <text:p>allows to use medium armor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Massive Armo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246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25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7" office:value-type="string">
            <text:p>Sword apprentice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4"/>
          <table:table-cell table:style-name="ce11"/>
          <table:table-cell table:style-name="ce14" office:value-type="string">
            <text:p>Increases damage with sword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Knife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damage with knif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xe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damage with ax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Hafted weapons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damage with hafted weapon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Weapon Combat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4" office:value-type="string">
            <text:p>increases attack with weapons</text:p>
          </table:table-cell>
          <table:table-cell table:number-columns-repeated="246"/>
        </table:table-row>
        <table:table-row table:style-name="ro1" table:number-rows-repeated="2">
          <table:table-cell table:style-name="ce2"/>
          <table:table-cell table:number-columns-repeated="8"/>
          <table:table-cell table:style-name="ce14"/>
          <table:table-cell table:number-columns-repeated="246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 table:number-columns-repeated="3"/>
          <table:table-cell table:style-name="ce13"/>
          <table:table-cell table:style-name="ce12"/>
          <table:table-cell table:style-name="ce14"/>
          <table:table-cell table:style-name="ce13" table:number-columns-repeated="246"/>
        </table:table-row>
        <table:table-row table:style-name="ro1" table:number-rows-repeated="2">
          <table:table-cell table:style-name="ce2"/>
          <table:table-cell table:number-columns-repeated="8"/>
          <table:table-cell table:style-name="ce14"/>
          <table:table-cell table:number-columns-repeated="246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 table:number-columns-repeated="3"/>
          <table:table-cell table:style-name="ce13"/>
          <table:table-cell table:style-name="ce12"/>
          <table:table-cell table:style-name="ce14"/>
          <table:table-cell table:style-name="ce13" table:number-columns-repeated="246"/>
        </table:table-row>
        <table:table-row table:style-name="ro1">
          <table:table-cell table:number-columns-repeated="9"/>
          <table:table-cell table:style-name="ce14"/>
          <table:table-cell table:number-columns-repeated="246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81])" office:value-type="float" office:value="145">
            <text:p>145</text:p>
          </table:table-cell>
          <table:table-cell table:number-columns-repeated="253"/>
        </table:table-row>
        <table:table-row table:style-name="ro1" table:number-rows-repeated="6545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18"/>
        <table:table-column table:style-name="co10" table:default-cell-style-name="ce20"/>
        <table:table-column table:style-name="co11" table:default-cell-style-name="ce20"/>
        <table:table-column table:style-name="co7" table:number-columns-repeated="3" table:default-cell-style-name="ce20"/>
        <table:table-column table:style-name="co7" table:default-cell-style-name="Default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/>
        </table:table-row>
        <table:table-row table:style-name="ro2">
          <table:table-cell table:style-name="ce16"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/>
        </table:table-row>
        <table:table-row table:style-name="ro2" table:number-rows-repeated="2">
          <table:table-cell table:style-name="ce16"/>
          <table:table-cell table:number-columns-repeated="6"/>
        </table:table-row>
        <table:table-row table:style-name="ro2">
          <table:table-cell table:style-name="ce17" office:value-type="string">
            <text:p>2hweapon</text:p>
          </table:table-cell>
          <table:table-cell office:value-type="string">
            <text:p>Stunning Blow</text:p>
          </table:table-cell>
          <table:table-cell office:value-type="string">
            <text:p>Death Blow</text:p>
          </table:table-cell>
          <table:table-cell office:value-type="string">
            <text:p>Death Danse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Shields</text:p>
          </table:table-cell>
          <table:table-cell office:value-type="string">
            <text:p>Shield Bash</text:p>
          </table:table-cell>
          <table:table-cell office:value-type="string">
            <text:p>Overpower</text:p>
          </table:table-cell>
          <table:table-cell office:value-type="string">
            <text:p>Repulsion</text:p>
          </table:table-cell>
          <table:table-cell office:value-type="string">
            <text:p>Shield Wall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17" office:value-type="string">
            <text:p>Dualwield</text:p>
          </table:table-cell>
          <table:table-cell office:value-type="string">
            <text:p>Dual training</text:p>
          </table:table-cell>
          <table:table-cell office:value-type="string">
            <text:p>Flurry</text:p>
          </table:table-cell>
          <table:table-cell table:style-name="Default" office:value-type="string">
            <text:p>Sweep</text:p>
          </table:table-cell>
          <table:table-cell office:value-type="string">
            <text:p>Whirlwind</text:p>
          </table:table-cell>
          <table:table-cell table:style-name="Default" office:value-type="string">
            <text:p>Dual Strike</text:p>
          </table:table-cell>
          <table:table-cell table:style-name="ce20" office:value-type="string">
            <text:p>Momentum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>
            <text:p>Combat training</text:p>
          </table:table-cell>
          <table:table-cell office:value-type="string">
            <text:p>Heavy Armour</text:p>
          </table:table-cell>
          <table:table-cell office:value-type="string">
            <text:p>Massive Armou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ealth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17" office:value-type="string">
            <text:p>Weapon training</text:p>
          </table:table-cell>
          <table:table-cell office:value-type="string">
            <text:p>Sword Mastery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xe Mastery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ace Mastery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Knife Mastery</text:p>
          </table:table-cell>
          <table:table-cell table:number-columns-repeated="5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6">26/01/2010</text:date>, <text:time>11:1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1-26T11:12:28</dc:date>
    <dc:language>fr-FR</dc:language>
    <meta:editing-cycles>71</meta:editing-cycles>
    <meta:editing-duration>PT48H13M15S</meta:editing-duration>
    <dc:creator>Nicolas Casalini</dc:creator>
    <meta:document-statistic meta:table-count="2" meta:cell-count="230" meta:object-count="0"/>
    <meta:user-defined meta:name="Info 1"/>
    <meta:user-defined meta:name="Info 2"/>
    <meta:user-defined meta:name="Info 3"/>
    <meta:user-defined meta:name="Info 4"/>
  </office:meta>
</office:document-meta>
</file>